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rsid="00350d97" officeooo:paragraph-rsid="00350d97"/>
    </style:style>
    <style:style style:name="P17" style:family="paragraph" style:parent-style-name="Text_20_body">
      <style:text-properties officeooo:rsid="0036b438" officeooo:paragraph-rsid="0036b438"/>
    </style:style>
    <style:style style:name="P18" style:family="paragraph" style:parent-style-name="Text_20_body">
      <style:text-properties officeooo:rsid="0037ade6" officeooo:paragraph-rsid="0037ade6"/>
    </style:style>
    <style:style style:name="P19" style:family="paragraph" style:parent-style-name="Text_20_body">
      <style:text-properties officeooo:rsid="0039a3e8" officeooo:paragraph-rsid="0039a3e8"/>
    </style:style>
    <style:style style:name="P20" style:family="paragraph" style:parent-style-name="Text_20_body">
      <style:text-properties officeooo:rsid="003a8133" officeooo:paragraph-rsid="003a8133"/>
    </style:style>
    <style:style style:name="P21" style:family="paragraph" style:parent-style-name="Text_20_body">
      <style:text-properties officeooo:paragraph-rsid="003b7f0b"/>
    </style:style>
    <style:style style:name="P22" style:family="paragraph" style:parent-style-name="Text_20_body">
      <style:text-properties officeooo:rsid="003b7f0b" officeooo:paragraph-rsid="003b7f0b"/>
    </style:style>
    <style:style style:name="P23" style:family="paragraph" style:parent-style-name="Text_20_body">
      <style:text-properties officeooo:rsid="003c140d"/>
    </style:style>
    <style:style style:name="P24" style:family="paragraph" style:parent-style-name="Text_20_body">
      <style:text-properties officeooo:rsid="003c140d" officeooo:paragraph-rsid="003c140d"/>
    </style:style>
    <style:style style:name="P25" style:family="paragraph" style:parent-style-name="Text_20_body">
      <style:text-properties officeooo:rsid="003fc94b" officeooo:paragraph-rsid="003fc94b"/>
    </style:style>
    <style:style style:name="P26" style:family="paragraph" style:parent-style-name="Text_20_body">
      <style:text-properties officeooo:rsid="004040ed" officeooo:paragraph-rsid="004040ed"/>
    </style:style>
    <style:style style:name="P27" style:family="paragraph" style:parent-style-name="Text_20_body">
      <style:text-properties officeooo:rsid="00417541" officeooo:paragraph-rsid="00417541"/>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text-properties officeooo:rsid="003fc94b" officeooo:paragraph-rsid="003fc94b"/>
    </style:style>
    <style:style style:name="P32" style:family="paragraph" style:parent-style-name="Text_20_body" style:list-style-name="L5">
      <style:text-properties officeooo:rsid="00417541" officeooo:paragraph-rsid="00417541"/>
    </style:style>
    <style:style style:name="P33" style:family="paragraph" style:parent-style-name="Text_20_body">
      <style:text-properties officeooo:rsid="00417541" officeooo:paragraph-rsid="00417541"/>
    </style:style>
    <style:style style:name="P34" style:family="paragraph" style:parent-style-name="Text_20_body">
      <style:text-properties officeooo:rsid="0042450e" officeooo:paragraph-rsid="0042450e"/>
    </style:style>
    <style:style style:name="P35" style:family="paragraph" style:parent-style-name="Text_20_body" style:list-style-name="L6">
      <style:text-properties officeooo:rsid="0042450e" officeooo:paragraph-rsid="0042450e"/>
    </style:style>
    <style:style style:name="P36" style:family="paragraph" style:parent-style-name="Text_20_body">
      <style:text-properties officeooo:rsid="0042450e" officeooo:paragraph-rsid="0043482f"/>
    </style:style>
    <style:style style:name="P37" style:family="paragraph" style:parent-style-name="Text_20_body">
      <style:text-properties officeooo:rsid="00434fd3" officeooo:paragraph-rsid="00434fd3"/>
    </style:style>
    <style:style style:name="P38" style:family="paragraph" style:parent-style-name="Heading_20_1" style:master-page-name="MP0">
      <style:paragraph-properties style:page-number="auto" fo:break-before="page"/>
    </style:style>
    <style:style style:name="P39" style:family="paragraph" style:parent-style-name="Heading_20_2">
      <style:text-properties officeooo:paragraph-rsid="00417541"/>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a8133"/>
    </style:style>
    <style:style style:name="T14" style:family="text">
      <style:text-properties officeooo:rsid="003b7f0b"/>
    </style:style>
    <style:style style:name="T15" style:family="text">
      <style:text-properties officeooo:rsid="003eada9"/>
    </style:style>
    <style:style style:name="T16" style:family="text">
      <style:text-properties officeooo:rsid="003fc94b"/>
    </style:style>
    <style:style style:name="T17" style:family="text">
      <style:text-properties officeooo:rsid="00417541"/>
    </style:style>
    <style:style style:name="T18" style:family="text">
      <style:text-properties officeooo:rsid="0042450e"/>
    </style:style>
    <style:style style:name="T19" style:family="text">
      <style:text-properties officeooo:rsid="0043482f"/>
    </style:style>
    <style:style style:name="T20" style:family="text">
      <style:text-properties officeooo:rsid="004364f0"/>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 text:style-name="Internet_20_link" text:visited-style-name="Visited_20_Internet_20_Link">https://needhamia.com/?p=661</text:a></text:p>
      <text:p text:style-name="Standard">@bneedhamia <text:span text:style-name="T5">on Twitter</text:span></text:p>
      <text:p text:style-name="Standard"/>
      <text:h text:style-name="Heading_20_2" text:outline-level="2">Summary</text:h>
      <text:p text:style-name="P21">I want to automatically weigh our dog every night while she sleeps in her bed. <text:span text:style-name="T14">The weight is measured by an Arduino 101 which reads a set of Load Sensors, then transmits the results via BLE (Bluetooth Low Energy) to a Raspberry Pi gateway, which relays the data to the cloud via WiFi.</text:span></text:p>
      <text:p text:style-name="Text_20_body"><text:span text:style-name="T14">Analysis of the data </text:span>can tell when the dog is in the bed, and weigh only when she's been in bed, at rest, for a while.</text:p>
      <text:h text:style-name="Heading_20_2" text:outline-level="2">Status</text:h>
      <text:p text:style-name="P23">The scale hardware and software are running. It successfully transmits standard BLE Weight measurements of 5 “users”: the total weight on the scale, and the weight of each of the four load sensors. <text:s/>I'm in the process of writing the Raspberry Pi Node.js code to make the Pi a gateway between the BLE scale and the Sparkfun Data warehouse, data.sparkfun.com.</text:p>
      <text:p text:style-name="P22">I likely have to recalibrate the scale – I'm not entirely happy with the current calibration.</text:p>
      <text:p text:style-name="Text_20_body">A MakeZine article about continuously weighing a beehive sounds like a similar project: <text:a xlink:type="simple" xlink:href="http://makezine.com/projects/bees-sensors-monitor-hive-health/" office:target-frame-name="_top" xlink:show="replace" text:style-name="Internet_20_link" text:visited-style-name="Visited_20_Internet_20_Link">http://makezine.com/projects/bees-sensors-monitor-hive-health/</text:a>. It uses <text:a xlink:type="simple" xlink:href="https://data.sparkfun.com/" office:target-frame-name="_top" xlink:show="replace" text:style-name="Internet_20_link" text:visited-style-name="Visited_20_Internet_20_Link">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4838784077922385472" text:style-name="L1">
        <text:list-item>
          <text:p text:style-name="P28">Her bed is a good place to weigh her. I suppose I could put the scale under her crate, but she spends more time in her bed than in her crate.</text:p>
        </text:list-item>
        <text:list-item>
          <text:p text:style-name="P28">She usually doesn't take toys or other animals to bed, so the maximum minus minimum weight will be her true weight. <text:s/>If she brought things into her bed, the weight measure would be complicated.</text:p>
        </text:list-item>
        <text:list-item>
          <text:p text:style-name="P28">Even though she moves around the room in the night, she spends at least a few minutes asleep in her bed every night, so that's a good time to weigh her.</text:p>
        </text:list-item>
        <text:list-item>
          <text:p text:style-name="P28">Although she sometimes sleeps with her head hanging over the edge of the bed, it never touches the floor. <text:s/>If it did, I wouldn't get a good weight reading.</text:p>
        </text:list-item>
        <text:list-item>
          <text:p text:style-name="P28">I'll have to see whether her bed cover touches the floor. <text:s/>I'm assuming it doesn't.</text:p>
        </text:list-item>
      </text:list>
      <text:p text:style-name="Text_20_body">I've ordered and received parts from Sparkfun (see BillOfMaterials.ods). <text:s/>Helpfully, Sparkfun sells a <text:soft-page-break/>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3070079205852350683" text:style-name="L2">
        <text:list-item>
          <text:p text:style-name="P29">Each load sensor needs to be supported only on its outside arms; the center arm must be free to bend – that arm is where the strain sensor is attached.</text:p>
        </text:list-item>
        <text:list-item>
          <text:p text:style-name="P29">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29">To prevent the top piece from slipping off when bumped, I'm thinking of attaching sides to it, so that the top piece is sort of a wooden box lid with sides that go down to part of the lower part.</text:p>
        </text:list-item>
        <text:list-item>
          <text:p text:style-name="P29">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Bought 2 sheets of 4'x4'x3/4” plywood. <text:s/>1/2” seemed to flex too much; 3/4” didn't flex with the weight I'm planning on.</text:p>
      <text:p text:style-name="Text_20_body"><text:soft-page-break/>Using a beam compass I'd purchased a long time ago, I drew a 41” diameter circle on the first plywood 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I also test layed out the parts on the bottom circle of plywood. <text:s/>Everything looks good. <text:s/>I'm still a bit puzzled about how to keep the load sensors from slipping without epoxying them down.</text:p>
      <text:h text:style-name="Heading_20_2" text:outline-level="2"><text:soft-page-break/>April 9, 2016 – design a preliminary support block</text:h>
      <text:p text:style-name="Text_20_body">I measured the dimensions of the load sensor, documented them in the Mechanical Notes file, and 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4192790575443530769" text:style-name="L3">
        <text:list-item>
          <text:p text:style-name="P30">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30">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text:soft-page-break/>I ordered 3 more Load Cell Amplifiers, checked that I have plenty of the right resistors to build a Wheatstone bridge for each Load Sensor, and ordered a Raspberry Pi to be my BLE to Cloud gateway.</text:p>
      <text:p text:style-name="Text_20_body">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ext:soft-page-break/>table for her to lie on in the living room with us.</text:p>
      <text:h text:style-name="Heading_20_2" text:outline-level="2">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text:soft-page-break/>As pressure is put on the Load Sensor, the Black-to-Red resistance should drop, which will cause the 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text:soft-page-break/>April 30, 2016 – Soldered the rest; making connectors and testing</text:h>
      <text:p text:style-name="Text_20_body">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ext:soft-page-break/>the zero-weight scale sit for a day before reading the values.</text:p>
      <text:p text:style-name="Text_20_body">Interestingly, ignoring the zero-weight case, the Load Sensors seem relatively linear. <text:s/>I had expected a 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 text:style-name="Internet_20_link" text:visited-style-name="Visited_20_Internet_20_Link">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 text:style-name="Internet_20_link" text:visited-style-name="Visited_20_Internet_20_Link">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text:soft-page-break/>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text:soft-page-break/>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text:soft-page-break/>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text:soft-page-break/>May 15, 2016 – Discovered I've made a seismometer, <text:span text:style-name="T11">adding User Ids</text:span></text:h>
      <text:p text:style-name="P14">In calibrating the latest weights, I stayed out of the upstairs for hours, then dashed up the stairs and 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16">Now all I have to do is finish the calibration and do a tiny bit of Sketch cleanup, and the Arduino Sketch will be complete.</text:p>
      <text:h text:style-name="Heading_20_2" text:outline-level="2">May 17, 2016 – Calibration Good News; Bad News</text:h>
      <text:p text:style-name="P17">Doing more calibration. On the good side, the technique of leaving the room (or floor of the house) empty for ½ hour before dashing up and checking calibration seems to be working well, with very small variations in the calibration numbers. <text:s/>On the bad side, I was puzzling about why two sensors were reporting different weights than the other two, and discovered that the top plywood disk was off center. <text:s/>I think I bumped it at one point. <text:s/>So I really should work out a mechanical way to keep the top disk from slipping – the plastic centering guide doesn't have enough strength to prevent slippage.</text:p>
      <text:p text:style-name="P17">Downloaded Noobs, which I plan to install on the Raspberry Pi 3 that I plan to use as a gateway.</text:p>
      <text:h text:style-name="Heading_20_2" text:outline-level="2">May 18, 2016 – More Calibration subtleties</text:h>
      <text:p text:style-name="P18">Now that I have enough weight values to do a few statistics on, I find 1 Standard Deviation of the Scale (slope) values amounts to about 0.2 kg. <text:s/>Interestingly, because my luggage scale is accurate at best to 0.1 kg, each calibration weight's value is +/-0.05 kg. <text:s/>I'm using 4 calibration weights, so the error is 4 * the single weight error, or +/-0.2 kg.</text:p>
      <text:p text:style-name="P18">So if I want this to track Pippa's weight as well as a bathroom scale can, I should probably find a way to either borrow a set of calibration weights (hard) or find a scale that's calibrated to something closer to 10 grams (0.01 kg). <text:s/>Alternatively, I could rig up something to weigh the total weight I'm putting on the scale, rather than summing the individual weights (with their individual weight errors). <text:s/>Perhaps I could load a piece of luggage up?</text:p>
      <text:h text:style-name="Heading_20_2" text:outline-level="2">May 19, 2016 – Completed Calibration for now</text:h>
      <text:p text:style-name="P19">Finished the calibration up to 40 lbs. Not great results <text:span text:style-name="T13">(about the same .7lbs error)</text:span>, I assume because of 1) I don't know the actual <text:span text:style-name="T13">mass</text:span> of the weights I'm using, 2) the scale doesn't seem to be level – with just the top on the scale, I see two Load Sensors reporting significantly more weight than the other two, 3) I haven't done all of the calibrations using the technique of being out of the room for a few hours, 4) I think the Load Sensors are just cheap and not so linear, 5) there may be issues because the lines between the Load Sensors and the Protoboard aren't shielded.</text:p>
      <text:p text:style-name="P19">I still get varying weight depending on where on the scale the weight is. <text:s/>So in that sense it was a waste of money and calibration effort to have a separate Load Cell Amplifier for each Load Sensor. <text:s/>I still <text:soft-page-break/>hold out hope that if I accurately measure my calibration weights (e.g., on the scale at the vet's) and pay more attention to being out of the room during calibration, I may get better results.</text:p>
      <text:p text:style-name="P20">I updated the Bill of Materials. It sums to about $230 for the project, not counting special tools required.</text:p>
      <text:p text:style-name="P20">At any rate, the scale software and hardware is complete!</text:p>
      <text:h text:style-name="Heading_20_2" text:outline-level="2">June 26-27, 2016 – Set up the Raspberry Pi BLE and Node.js</text:h>
      <text:p text:style-name="P22">I've successfully set up the Raspberry Pi with Raspbian Linux, updated the Pi BLE stack, installed Node.js, and installed the Node.js BLE package, “noble”. <text:s/>See PiConfig.txt for details.</text:p>
      <text:p text:style-name="P22">I'm in the process of redoing the installation, following and updating the instructions in PiConfig.txt.</text:p>
      <text:h text:style-name="Heading_20_2" text:outline-level="2">June 28-29, 2016 – Writing BLE Node.js code</text:h>
      <text:p text:style-name="P24">The scalegateway code is currently a<text:span text:style-name="T15">n only-</text:span>slightly-modified version of noble/test.js <text:span text:style-name="T15">(needs to be totally rewritten)</text:span>: it reads a properties file, then reads a single weight measurement from the scale. The weight parsing needs work, because it seems to report values that differ from those reported by the Nordic BLE testing app (which I trust).</text:p>
      <text:p text:style-name="P24">I've learned that if the BLE Client (scalegateway) exits without disconnecting, the Arduino 101 remains in a non-advertising state which requires a reset to fix.</text:p>
      <text:h text:style-name="Heading_20_2" text:outline-level="2">July 3, 2016 – Node.js code periodically reads a set of weight<text:span text:style-name="T16">s</text:span></text:h>
      <text:p text:style-name="P25">After experimenting quite a bit to learn how to use the Noble library and various features of Javascript, the gateway app seems to, on a timer, find the scale, connect to it, and read a set of weight measurements that make up one weight record. <text:s/>I have to test it a lot more because of two things:</text:p>
      <text:list xml:id="list8466792655401510927" text:style-name="L4">
        <text:list-item>
          <text:p text:style-name="P31">There seems to be some sort of dead spot between the time it's read the last weight and the time is starts the next scan for the device, where if I exit the script it leaves the Arduino 101 BLE library in a non-advertising state. <text:s/>I need to track that down and fix it.</text:p>
        </text:list-item>
        <text:list-item>
          <text:p text:style-name="P31">Twice I've seen the scale reset its sequence of user Ids. <text:s/>It should do that only when it's reset – so is the scale resetting a lot unexpectedly?</text:p>
        </text:list-item>
      </text:list>
      <text:h text:style-name="P39" text:outline-level="2">July 4, 2016 – Node.js code <text:span text:style-name="T17">uploads! S</text:span>cale has a <text:span text:style-name="T17">few</text:span> bugs</text:h>
      <text:p text:style-name="P27">The scalegateway.js Node.js Raspberry Pi gateway app successfully reads scale data and uploads it to a stream I created on data.sparkfun.com!</text:p>
      <text:p text:style-name="P27">The running code has turned up two scale problems:</text:p>
      <text:list xml:id="list8767170205720279912" text:style-name="L5">
        <text:list-item>
          <text:p text:style-name="P32">After about 5 minutes of reading from the scale, the scale stops advertising. <text:s/>I had thought this was a bug in the gateway code, but instead it seems to be in the Arduino 101 scale code.</text:p>
        </text:list-item>
        <text:list-item>
          <text:p text:style-name="P32">Often the scale starts its sequence of readings over from the start – it seems to be skipping readings. <text:s/>Again, I need to check the Arduino 101 code.</text:p>
        </text:list-item>
      </text:list>
      <text:p text:style-name="P27"><text:soft-page-break/>So, the scalegateway code seems to be working fine; the Arduino code needs some work.</text:p>
      <text:h text:style-name="Heading_20_2" text:outline-level="2">July 5, 2016 – Updated Arduino 101 lib = node.js <text:span text:style-name="T18">seems to work</text:span></text:h>
      <text:p text:style-name="P34">Before starting to seriously debug the problems with the Arduino 101 sketch, I updated the Arduino 101 support to the latest released version, 1.0.6, and re-burned the scale Arduino Sketch.</text:p>
      <text:p text:style-name="P34">My preliminary run of the node.js code shows the scale seems to be working: no out-of-sequence measurements; no loss of ability to detect the scale. <text:s/>Unfortunately, I also notice that the Pi script hasn't happened to start readings with reading 1 or 3: it seems to start with reading 4, 0, or 2. <text:s/>So it's possible that there's some nasty timing bug that will appear only if I'm (un)lucky enough to start the node.js script when the Arduino scale is at some unlucky point in its measurements.</text:p>
      <text:p text:style-name="P36">On the other hand, it's (more) likely that somebody fixed some BLE bugs in the Arduino 101 library between version 1.0.4 and 1.0.6. <text:span text:style-name="T19">I see from the Arduino 101 support commits, at </text:span><text:a xlink:type="simple" xlink:href="https://github.com/01org/corelibs-arduino101/commits/master"><text:span text:style-name="T19">https://github.com/01org/corelibs-arduino101/commits/master</text:span></text:a><text:span text:style-name="T19">, that they fixed a memory allocation bug which could corrupt memory in the earlier version – perhaps that fixed the problems.</text:span></text:p>
      <text:p text:style-name="P37">To test the timing question, I modified the Arduino Sketch to report a new weight measurement every 2.8 seconds instead of every 3 seconds – that will force the weight reports to slowly slide in time relative to the start of the node.js code to read a weight measurement, which does two useful things: 1) if there is a timing bug, this should help exercise that bug, and 2) it eliminates the case where the node.js code is started at an 'unlucky' time, and always has to wait almost two weight measurement cycles to see one complete cycle – instead, no matter when the node.js code is started, it will tend to wait an average of 1.5 cycles to see a full weight reporting cycle.</text:p>
      <text:p text:style-name="P34">I'm going to let the script run for a while and see what happens.</text:p>
      <text:h text:style-name="Heading_20_2" text:outline-level="2">Next steps:</text:h>
      <text:list xml:id="list5297686460654206561" text:style-name="L6">
        <text:list-item>
          <text:p text:style-name="P35">Verify (as much as is possible) that the scale bugs I saw earlier are gone.</text:p>
        </text:list-item>
        <text:list-item>
          <text:p text:style-name="P35">Convert the node.js scalegateway into a Linux Service that will start when the Pi is booted.</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keyword>CTPClassification=CTP_NWR:VisualMarkings=</meta:keyword>
    <meta:creation-date>2016-04-03T11:38:00Z</meta:creation-date>
    <dc:date>2016-07-05T18:28:12.949435491</dc:date>
    <meta:editing-cycles>98</meta:editing-cycles>
    <meta:editing-duration>P1DT6H40M59S</meta:editing-duration>
    <meta:document-statistic meta:table-count="1" meta:image-count="0" meta:object-count="0" meta:page-count="16" meta:paragraph-count="222" meta:word-count="7971" meta:character-count="44507" meta:non-whitespace-character-count="36532"/>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